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0.243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1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1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1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1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1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1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34193797692067" calcext:value-type="float">
            <text:p>1,3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3]-[.$B$17])*[.$H$5]" office:value-type="float" office:value="774.119999999996" calcext:value-type="float">
            <text:p>774,120</text:p>
          </table:table-cell>
          <table:table-cell table:style-name="ce108" table:formula="of:=([.C93]-[.$C$17])*[.$H$5]" office:value-type="float" office:value="128.88" calcext:value-type="float">
            <text:p>128,880</text:p>
          </table:table-cell>
          <table:table-cell table:style-name="ce108" table:formula="of:=([.D93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65" calcext:value-type="string">
            <text:p>16,65</text:p>
          </table:table-cell>
          <table:table-cell table:style-name="ce129" table:formula="of:=IF([.H93]/[.F93]*100&gt;15;TEXT([.H93]/[.F93]*100;&quot;##,## CZ&quot;);TEXT([.H93]/[.F93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92]/[.F92]*100)-([.H93]/[.F93]*100)" office:value-type="float" office:value="0.244690186614996" calcext:value-type="float">
            <text:p>0,24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6.033" calcext:value-type="float">
            <text:p>1036,033</text:p>
          </table:table-cell>
          <table:table-cell office:value-type="float" office:value="70.69" calcext:value-type="float">
            <text:p>70,690</text:p>
          </table:table-cell>
          <table:table-cell office:value-type="float" office:value="57.473" calcext:value-type="float">
            <text:p>57,473</text:p>
          </table:table-cell>
          <table:table-cell/>
          <table:table-cell table:style-name="ce108" table:formula="of:=([.B94]-[.$B$17])*[.$H$5]" office:value-type="float" office:value="775.919999999994" calcext:value-type="float">
            <text:p>775,920</text:p>
          </table:table-cell>
          <table:table-cell table:style-name="ce108" table:formula="of:=([.C94]-[.$C$17])*[.$H$5]" office:value-type="float" office:value="129" calcext:value-type="float">
            <text:p>129,000</text:p>
          </table:table-cell>
          <table:table-cell table:style-name="ce108" table:formula="of:=([.D94]-[.$D$17])*[.$H$5]" office:value-type="float" office:value="176.34" calcext:value-type="float">
            <text:p>176,340</text:p>
          </table:table-cell>
          <table:table-cell table:style-name="ce78"/>
          <table:table-cell table:style-name="ce101" table:formula="of:=IF([.G94]/[.F94]*100&gt;20;TEXT([.G94]/[.F94]*100;&quot;##,## CZ&quot;);TEXT([.G94]/[.F94]*100;&quot;##,##&quot;))" office:value-type="string" office:string-value="16,63" calcext:value-type="string">
            <text:p>16,63</text:p>
          </table:table-cell>
          <table:table-cell table:style-name="ce129" table:formula="of:=IF([.H94]/[.F94]*100&gt;15;TEXT([.H94]/[.F94]*100;&quot;##,## CZ&quot;);TEXT([.H94]/[.F94]*100;&quot;##,##&quot;))" office:value-type="string" office:string-value="22,73 CZ" calcext:value-type="string">
            <text:p>22,73 CZ</text:p>
          </table:table-cell>
          <table:table-cell office:value-type="time" office:time-value="PT09H20M00S" calcext:value-type="time">
            <text:p>09:20</text:p>
          </table:table-cell>
          <table:table-cell table:style-name="ce175" table:formula="of:=([.H93]/[.F93]*100)-([.H94]/[.F94]*100)" office:value-type="float" office:value="0.0218413495956753" calcext:value-type="float">
            <text:p>0,0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789.119999999996" calcext:value-type="float">
            <text:p>789,120</text:p>
          </table:table-cell>
          <table:table-cell table:style-name="ce108" table:formula="of:=([.C95]-[.$C$17])*[.$H$5]" office:value-type="float" office:value="129.18" calcext:value-type="float">
            <text:p>129,18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37" calcext:value-type="string">
            <text:p>16,37</text:p>
          </table:table-cell>
          <table:table-cell table:style-name="ce129" table:formula="of:=IF([.H95]/[.F95]*100&gt;15;TEXT([.H95]/[.F95]*100;&quot;##,## CZ&quot;);TEXT([.H95]/[.F95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94]/[.F94]*100)-([.H95]/[.F95]*100)" office:value-type="float" office:value="0.357348338266547" calcext:value-type="float">
            <text:p>0,36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6]-[.$B$17])*[.$H$5]" office:value-type="float" office:value="796.200000000006" calcext:value-type="float">
            <text:p>796,200</text:p>
          </table:table-cell>
          <table:table-cell table:style-name="ce85" table:formula="of:=([.C96]-[.$C$17])*[.$H$5]" office:value-type="float" office:value="130.86" calcext:value-type="float">
            <text:p>130,860</text:p>
          </table:table-cell>
          <table:table-cell table:style-name="ce85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6,44" calcext:value-type="string">
            <text:p>16,44</text:p>
          </table:table-cell>
          <table:table-cell table:style-name="ce151" table:formula="of:=IF([.H96]/[.F96]*100&gt;15;TEXT([.H96]/[.F96]*100;&quot;##,## CZ&quot;);TEXT([.H96]/[.F96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5]/[.F95]*100)-([.H96]/[.F96]*100)" office:value-type="float" office:value="0.198912443596406" calcext:value-type="float">
            <text:p>0,20</text:p>
          </table:table-cell>
          <table:table-cell table:style-name="ce198" table:formula="of:=SUM([.M93:.M96])" office:value-type="float" office:value="0.822792318073624" calcext:value-type="float">
            <text:p>0,82</text:p>
          </table:table-cell>
          <table:table-cell table:number-columns-repeated="1010"/>
        </table:table-row>
        <table:table-row table:style-name="ro1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803.880000000001" calcext:value-type="float">
            <text:p>803,880</text:p>
          </table:table-cell>
          <table:table-cell table:style-name="ce108" table:formula="of:=([.C97]-[.$C$17])*[.$H$5]" office:value-type="float" office:value="134.339999999999" calcext:value-type="float">
            <text:p>134,3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6,71" calcext:value-type="string">
            <text:p>16,71</text:p>
          </table:table-cell>
          <table:table-cell table:style-name="ce129" table:formula="of:=IF([.H97]/[.F97]*100&gt;15;TEXT([.H97]/[.F97]*100;&quot;##,## CZ&quot;);TEXT([.H97]/[.F97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11807698749862" calcext:value-type="float">
            <text:p>0,2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8]-[.$B$17])*[.$H$5]" office:value-type="float" office:value="823.860000000007" calcext:value-type="float">
            <text:p>823,860</text:p>
          </table:table-cell>
          <table:table-cell table:style-name="ce85" table:formula="of:=([.C98]-[.$C$17])*[.$H$5]" office:value-type="float" office:value="137.879999999999" calcext:value-type="float">
            <text:p>137,880</text:p>
          </table:table-cell>
          <table:table-cell table:style-name="ce85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6,74" calcext:value-type="string">
            <text:p>16,74</text:p>
          </table:table-cell>
          <table:table-cell table:style-name="ce151" table:formula="of:=IF([.H98]/[.F98]*100&gt;15;TEXT([.H98]/[.F98]*100;&quot;##,## CZ&quot;);TEXT([.H98]/[.F98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532530836976733" calcext:value-type="float">
            <text:p>0,53</text:p>
          </table:table-cell>
          <table:table-cell table:style-name="ce198" table:formula="of:=SUM([.M97:.M98])" office:value-type="float" office:value="0.744338535726595" calcext:value-type="float">
            <text:p>0,7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2" table:default-cell-style-name="ce200"/>
        <table:table-column table:style-name="co23" table:default-cell-style-name="ce200"/>
        <table:table-column table:style-name="co16" table:number-columns-repeated="1015" table:default-cell-style-name="ce200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0" office:value-type="string" calcext:value-type="string" table:number-columns-spanned="7" table:number-rows-spanned="1">
            <text:p>Role Yazarı</text:p>
          </table:table-cell>
          <table:covered-table-cell table:style-name="ce190"/>
          <table:covered-table-cell table:number-columns-repeated="4" table:style-name="ce216"/>
          <table:covered-table-cell table:style-name="ce195"/>
          <table:table-cell table:style-name="ce195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5" table:number-columns-repeated="2"/>
          <table:table-cell table:style-name="ce217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01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1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7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08:51:38.675746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7T17:05:57.788809328</dc:date>
    <meta:editing-duration>P1DT6H58M7S</meta:editing-duration>
    <meta:editing-cycles>81</meta:editing-cycles>
    <meta:generator>LibreOffice/7.1.7.2$Linux_X86_64 LibreOffice_project/10$Build-2</meta:generator>
    <meta:print-date>2021-12-09T10:11:04.023758218</meta:print-date>
    <meta:document-statistic meta:table-count="2" meta:cell-count="1133" meta:object-count="4"/>
  </office:meta>
</office:document-meta>
</file>